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a xlink:href="https://contribua.org/bairros/norte/centro/R._Manoel_Pereira_de_Araújo" xlink:type="simple">https://contribua.org/bairros/norte/centro/R._Manoel_Pereira_de_Araújo</text:a>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ttps://contribua.org/bairros/norte/centro/Av._Mal._Floriano_Peixoto_445_22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45_29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480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49_293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58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60_203.jpg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2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691_293.jpg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13_293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112.jpg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826_20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112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2_203.jpg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2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Av._Mal._Floriano_Peixoto_913_293.jpg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135.jpg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293.jpg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_45.jpg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13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5.jp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22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61_315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13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25.jp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293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05_45.jpg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135.jpg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22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436_31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135.jpg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https://contribua.org/bairros/oeste/catole/R._Cristina_Procópio_Silva_66_22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31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66_4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05_4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160_4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13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22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315.jpg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210_45.jp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13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203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315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50_45.jp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13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203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31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Cristina_Procópio_Silva_390_45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11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60_293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18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99_29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112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0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2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_293.jpg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0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12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180.jpg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00_293.jpg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12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18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434_270.jpg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36:03.023382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8-04-19T15:54:50.212684062</dc:date>
    <meta:editing-duration>PT3H14M55S</meta:editing-duration>
    <meta:editing-cycles>162</meta:editing-cycles>
    <meta:generator>LibreOffice/5.1.6.2$Linux_X86_64 LibreOffice_project/10m0$Build-2</meta:generator>
    <meta:document-statistic meta:table-count="1" meta:cell-count="966" meta:object-count="0"/>
  </office:meta>
</office:document-meta>
</file>